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Ordenadores preinstalad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2RC</text:user-defined></text:p>
          </table:table-cell>
          <table:table-cell table:style-name="Versiones.B2" office:value-type="string">
            <text:p text:style-name="P12">Revisión general del texto</text:p>
          </table:table-cell>
        </table:table-row>
        <table:table-row>
          <table:table-cell table:style-name="Versiones.A3" office:value-type="string">
            <text:p text:style-name="P11">1.1</text:p>
          </table:table-cell>
          <table:table-cell table:style-name="Versiones.B2" office:value-type="string">
            <text:p text:style-name="P12">Correcciones del último día</text:p>
          </table:table-cell>
        </table:table-row>
        <table:table-row>
          <table:table-cell table:style-name="Versiones.A2" office:value-type="string">
            <text:p text:style-name="P11">1.0</text:p>
          </table:table-cell>
          <table:table-cell table:style-name="Versiones.B2" office:value-type="string">
            <text:p text:style-name="P12">Traducido el décimo párraf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4-XII-07)<text:tab/>3</text:p>
          <text:p text:style-name="P18">2 Segundo párrafo (corregido parcialmente el 4-XII-07)<text:tab/>3</text:p>
          <text:p text:style-name="P18">3 Tercer párrafo (corregido el 4-XII-07)<text:tab/>3</text:p>
          <text:p text:style-name="P18">4 Cuarto párrafo (corregido el 4-XII-07)<text:tab/>3</text:p>
          <text:p text:style-name="P18">5 Quinto párrafo (parcialmente corregido el 4-XII-07)<text:tab/>4</text:p>
          <text:p text:style-name="P18">6. Sexto párrafo (sin corregir por la profesora)<text:tab/>4</text:p>
          <text:p text:style-name="P18">7 Séptimo párrafo (corregido el 5-XII-07)<text:tab/>4</text:p>
          <text:p text:style-name="P18">8 Octavo párrafo (corregido el 5-XII-07)<text:tab/>4</text:p>
          <text:p text:style-name="P18">9 Noveno párrafo (corregido el 5-XII-07)<text:tab/>4</text:p>
          <text:p text:style-name="P18">10 Décimo párrafo (corregido el 5-XII-07)<text:tab/>5</text:p>
        </text:index-body>
      </text:table-of-content>
      <text:p text:style-name="P14"/>
      <text:section text:style-name="Sect4" text:name="Área2">
        <text:h text:style-name="P15" text:outline-level="1">1 Primer párrafo (corregido el 4-XII-07)</text:h>
        <text:p text:style-name="P7">Condiciones de devolución <text:s/>de ordenadores preinstalados</text:p>
        <text:p text:style-name="P7">Puede devolver un ordenador preinstalado hasta 20 días después de la recepción del mismo, siempre que traiga todos los manuales, software y accesorios que se incorporaban con el sistema y en perfecto estado de conservación y devolviéndolo en su paquete original. Además habrá una tarifa por devolución. los gastos de envío corren a cargo del cliente y no habrá devolución en metálico. Por otro lado algunas partes del equipo con las carcasas SKB no se devuelven.</text:p>
        <text:p text:style-name="P7"/>
        <text:h text:style-name="Heading_20_1" text:outline-level="1">2 Segundo párrafo (corregido parcialmente el 4-XII-07)</text:h>
        <text:p text:style-name="P7">Condiciones para el servicio técnico</text:p>
        <text:p text:style-name="P7">Ofrece un amplio mantenimiento, sólo a los propietarios de los sistemas <text:s/>( no será válido material transferido). La asistencia técnica incluye el acceso a recursos en la Web proporcionado por VHS y sus socios, también contamos con otros medios de asistencia técnica disponibles como el correo electrónico, enlaces a controladores, etcétera. El teléfono del servicio técnico está disponible desde las 10 hasta las 19 (horario EST), además podrá contactar con los planificadores del servicio técnico y también podrá realizar cualquier consulta vía correo electrónico las 24 horas del día, 7 días a la semana mediante <text:a xlink:type="simple" xlink:href="mailto:support@video.hardware.com">support@video.hardware.com</text:a>. Sino dispone de una conexión de banda ancha (ADSL, Cable, E1, etc), se le aconseja conseguir una conexión rápida a Internet. La mayoría de las actualizaciones gratuitas de los productos y conjuntos de mejoras están disponibles sólo mediante sus descargas, disponemos de actualizaciones en CD y enviados por UPS con un recargo en concepto de manejo y envío para aquellos que no pueden conseguir una conexión de banda ancha a Internet. Todos nuestros ordenadores están preparados para las conexiones de banda ancha.</text:p>
        <text:p text:style-name="P7"/>
        <text:h text:style-name="Heading_20_1" text:outline-level="1">3 Tercer párrafo (corregido el 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Heading_20_1" text:outline-level="1">4 Cuarto párrafo (corregido el 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
        <text:h text:style-name="Heading_20_1" text:outline-level="1"><text:soft-page-break/>5 Quinto párrafo (parcialmente corregido el 4-XII-07)</text:h>
        <text:p text:style-name="P7">Esta garantía no cubre ningún componente de alguna de las siguiente categorías: software, monitores, teclados y ratones, accesorios o piezas añadidas a un ordenador VHS LLC después de haber sido adquirido <text:s/>(accesorios o partes añadidas) que no fueron instaladas por VHS LLC. En algunos casos, representantes de VHS LLC venden productos, pero no controlamos la garantía de esos productos.</text:p>
        <text:p text:style-name="P7"/>
        <text:h text:style-name="Heading_20_1" text:outline-level="1">6. Sexto párrafo (sin corregir por la profesora)</text:h>
        <text:p text:style-name="P7">Durante el periodo de garantía que comienza en la fecha de facturación, VHS LLC reparará o repondrá los productos devueltos a su fábrica. Para pedir dicho servicio de garantía, deberá ponerse en contacto con nuestro servicio técnico dentro del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r el pago de los gastos de envío y asegurar o asumir el riesgo del extravío o los posibles daños durante este. VHS LLC enviará reparados los productos o un recambio de los mismos mediante un envío a gastos pagados si utiliza una dirección dentro de los Estados Unidos excluyendo Hawai. Nuestra condiciones son únicamente válidas para los EE.UU.</text:p>
        <text:p text:style-name="P7"/>
        <text:h text:style-name="Heading_20_1" text:outline-level="1">7 Séptimo párrafo (corregido el 5-XII-07)</text:h>
        <text:p text:style-name="P7">NOTA: Antes de enviar el/los producto/s a VHS LLC, realice una copia de seguridad de los datos importantes de su/s disco/s duro/s y cualquier otro/s dispositivo/s de almacenamiento/s. Aunque normalmente intentamos recuperar o no modificar los datos, cualquier cosa pudiera ocurrir durante el envío del ordenador, etc.</text:p>
        <text:p text:style-name="P7"/>
        <text:h text:style-name="Heading_20_1" text:outline-level="1">8 Octavo párrafo (corregido el 5-XII-07)</text:h>
        <text:p text:style-name="P7">VHS LLC es propietario de todos los componentes extraídos de los productos reparados, además utilizará componentes nuevos y acondicionados hechos por distintos fabricantes durante el desarrollo de las reparaciones y la construcción de los productos de repuesto de la garantía. Si VHS LLC repara o reemplaza un componente, no se ampliará la duración de la garantía. </text:p>
        <text:p text:style-name="P7"/>
        <text:h text:style-name="Heading_20_1" text:outline-level="1">9 Noveno párrafo (corregido el 5-XII-07)</text:h>
        <text:p text:style-name="P7">ESTA GARANTÍA LE OTORGA AL COMPRADOR UNOS DERECHOS LEGALES ESPECÍFICOS Y PODRÍA TENER OTRO DERECHOS QUE VARIASEN DE UN ESTADO A OTRO (O DE UNA JURISDICCIÓN A OTRA). LA RESPONSABILIDAD DE VHS LLC POR LOS FALLOS Y MAL FUNCIONAMIENTO DEL HARDWARE ESTÁ LIMITADA A REPARAR Y REEMPLAZAR COMO SE INDICAN EN ESTAS CONDICIONES DE GARANTÍA, NO EXISTEN GARANTÍAS IMPLÍCITAS O EXPRESAS, INCLUYENDO PERO NO LIMITANDO A LAS CONDICIONES DE COMERCIALIZACIÓN Y APTITUD PARA <text:soft-page-break/>PROPÓSITO PARTICULAR. TODO EL SOFTWARE SE VENDE “TAL CUAL” sin garantía de ningún tipo.</text:p>
        <text:p text:style-name="P7"/>
        <text:h text:style-name="Heading_20_1" text:outline-level="1">10 Décimo párrafo (corregido el 5-XII-07)</text:h>
        <text:p text:style-name="Text_20_body">VHS LLC NO SE RESPONSABILIZA MÁS ALLÁ DE LAS REPARACIONES ESTABLECIDAS EN LA PRESENTE GARANTÍA EN LO QUE RESPECTA A DAÑOS FORTUITOS O RESULTANTES, INCLUIDO AUNQUE <text:s/>SIN ESTAR LIMITADO A TODA RESPONSABILIDAD RELATIVA A LOS PRODUCTOS NO DISPONIBLES. ALGUNOS ESTADOS<text:span text:style-name="T2"> (O JURISDICCIONES) NO PERMITEN DICHA EXCLUSIÓN O LIMITACIÓN, ENTONCES ELLA NO PUDIERA NO APLICARSE A U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Ordenadores preinstalad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 </text:span><text:span text:style-name="T1"><text:user-defined text:name="Última Revisión">5-XII-07</text:user-defined></text:span></text:p>
          <text:p text:style-name="P4"><text:span text:style-name="T1">Versión: </text:span><text:span text:style-name="T1"><text:user-defined text:name="Versión">1.2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rdenadores preinstalados</dc:title>
    <dc:description>Descripción del producto

Los archivos en formato odt se abren con Openoffice: 
Descargable en http://www.openoffice.org/
Bajo licencia LGPL-2</dc:description>
    <dc:subject>Traducción de Textos</dc:subject>
    <dc:date>2007-12-18T11:29:02</dc:date>
    <meta:keyword>Ordenadores preinstalados</meta:keyword>
    <meta:keyword>traducción de textos Rosario Plaza rplaza@fi.upm.es</meta:keyword>
    <meta:editing-cycles>264</meta:editing-cycles>
    <meta:editing-duration>PT22H26M37S</meta:editing-duration>
    <meta:user-defined meta:name="Autor">Rubén Paje del Pino</meta:user-defined>
    <meta:user-defined meta:name="Versión">1.2RC</meta:user-defined>
    <meta:user-defined meta:name="Texto">9</meta:user-defined>
    <meta:user-defined meta:name="Última Revisión">5-XII-07</meta:user-defined>
    <meta:document-statistic meta:table-count="1" meta:image-count="0" meta:object-count="0" meta:page-count="5" meta:paragraph-count="55" meta:word-count="1100" meta:character-count="6730"/>
  </office:meta>
</office:document-meta>
</file>